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Header">
      <style:text-properties style:font-name="Liberation Serif"/>
    </style:style>
    <style:style style:name="P4" style:family="paragraph" style:parent-style-name="Standard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6" style:family="paragraph" style:parent-style-name="Heading_20_1">
      <style:text-properties style:font-name="Liberation Seri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SA Blatt 05 <text:tab/><text:tab/><text:tab/><text:tab/><text:tab/></text:h>
      <text:p text:style-name="Header">Leonard Oertelt 1276156</text:p>
      <text:p text:style-name="P3">Julian Opitz 1302082</text:p>
      <text:p text:style-name="P3"/>
      <text:p text:style-name="P2">Aufage 11:</text:p>
      <text:p text:style-name="P1">a)</text:p>
      <text:p text:style-name="P1"><draw:frame draw:style-name="fr1" draw:name="Object1" text:anchor-type="as-char" svg:y="-0.758cm" svg:width="1.767cm" svg:height="0.8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k = 4 :</text:p>
      <text:p text:style-name="P1"><draw:frame draw:style-name="fr1" draw:name="Object2" text:anchor-type="as-char" svg:y="-0.443cm" svg:width="4.734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Algorithm ln(x, anzahl) : double</text:p>
      <text:p text:style-name="P1"><text:tab/>wert &lt;= sqrt(x)</text:p>
      <text:p text:style-name="P1"><text:tab/>produkt = 2 /(wert + 1/wert)</text:p>
      <text:p text:style-name="P1"><text:tab/>for k &lt;= 2 to anzahl do</text:p>
      <text:p text:style-name="P1"><text:tab/><text:tab/>wert &lt;= sqrt(wert)</text:p>
      <text:p text:style-name="P1"><text:tab/><text:tab/>produkt &lt;= produkt / (wert + 1/wert)<text:tab/></text:p>
      <text:p text:style-name="P1"><text:tab/>return 0.5 * (x - 1/x) * produkt * 2^anzahl</text:p>
      <text:p text:style-name="P1"><text:tab/></text:p>
      <text:p text:style-name="P1">12.a</text:p>
      <text:p text:style-name="P1"/>
      <text:p text:style-name="P1">Algorithm max(liste[]) : integer</text:p>
      <text:p text:style-name="P1"><text:tab/>max &lt;= liste[0] </text:p>
      <text:p text:style-name="P1"><text:tab/>for i &lt;= 1 to liste[].length do</text:p>
      <text:p text:style-name="P1"><text:tab/><text:tab/>if liste[i] &gt; max</text:p>
      <text:p text:style-name="P1"><text:tab/><text:tab/><text:tab/>max &lt;= liste[i]</text:p>
      <text:p text:style-name="P1"><text:tab/>return max</text:p>
      <text:p text:style-name="P1"><text:tab/></text:p>
      <text:p text:style-name="P1"/>
      <text:p text:style-name="P1">Algorithm min(liste[]) : integer</text:p>
      <text:p text:style-name="P1"><text:tab/>min &lt;= liste[0] </text:p>
      <text:p text:style-name="P1"><text:tab/>for i &lt;= 1 to liste[].length do</text:p>
      <text:p text:style-name="P1"><text:tab/><text:tab/>if liste[i] &lt; min</text:p>
      <text:p text:style-name="P1"><text:tab/><text:tab/><text:tab/>min &lt;= liste[i]</text:p>
      <text:p text:style-name="P1"><text:tab/>return min</text:p>
      <text:p text:style-name="P1"/>
      <text:p text:style-name="P1"/>
      <text:p text:style-name="P1"><text:soft-page-break/>12.b<text:tab/></text:p>
      <text:p text:style-name="P1">insgesamt 2*(n-1) Schlüsselvergleiche</text:p>
      <text:p text:style-name="P1"/>
      <text:p text:style-name="P1">12.c</text:p>
      <text:p text:style-name="P1">Algorithm divideConquer(liste[]) : array</text:p>
      <text:p text:style-name="P1"><text:tab/>if liste[].length = 1 then</text:p>
      <text:p text:style-name="P1"><text:tab/><text:tab/>min &lt;= liste[0]</text:p>
      <text:p text:style-name="P1"><text:tab/><text:tab/>max &lt;= min</text:p>
      <text:p text:style-name="P1"><text:tab/><text:tab/>return max,min</text:p>
      <text:p text:style-name="P1"><text:tab/>if liste[].length = 2 then</text:p>
      <text:p text:style-name="P1"><text:tab/><text:tab/>if liste[0] &lt; liste[1]</text:p>
      <text:p text:style-name="P1"><text:tab/><text:tab/><text:tab/>min &lt;= liste[0]</text:p>
      <text:p text:style-name="P1"><text:tab/><text:tab/><text:tab/>max &lt;= liste[1]</text:p>
      <text:p text:style-name="P1"><text:tab/><text:tab/><text:tab/>return max,min</text:p>
      <text:p text:style-name="P1"><text:tab/><text:tab/>min &lt;= liste[1]</text:p>
      <text:p text:style-name="P1"><text:tab/><text:tab/>max &lt;= liste[0]</text:p>
      <text:p text:style-name="P1"><text:tab/><text:tab/>return max,min</text:p>
      <text:p text:style-name="P1"><text:tab/>middle &lt;= length/2</text:p>
      <text:p text:style-name="P1"><text:tab/>result1 &lt;= divideConquer( new liste[0 to middle-1])</text:p>
      <text:p text:style-name="P1"><text:tab/>result2 &lt;= divideConquer( new liste[middle to length-1])</text:p>
      <text:p text:style-name="P1"><text:tab/>if result1 &lt; result2 then</text:p>
      <text:p text:style-name="P1"><text:tab/><text:tab/>min &lt;= result1</text:p>
      <text:p text:style-name="P1"><text:tab/><text:tab/>max &lt;= result2</text:p>
      <text:p text:style-name="P1"><text:tab/><text:tab/>return max,min</text:p>
      <text:p text:style-name="P1"><text:tab/>min &lt;= result2</text:p>
      <text:p text:style-name="P1"><text:tab/>max &lt;= result1</text:p>
      <text:p text:style-name="P1"><text:tab/>return max,min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.d</text:p>
      <text:p text:style-name="P1"/>
      <text:p text:style-name="P1">Algorithm divideConquer(liste[], a, b) : array</text:p>
      <text:p text:style-name="P1"><text:tab/>if a = b then</text:p>
      <text:p text:style-name="P1"><text:tab/><text:tab/>min &lt;= liste[a]</text:p>
      <text:p text:style-name="P1"><text:tab/><text:tab/>max &lt;= min</text:p>
      <text:p text:style-name="P1"><text:tab/><text:tab/>return {min,max}</text:p>
      <text:p text:style-name="P1"><text:tab/>if (b-a) = 1 then</text:p>
      <text:p text:style-name="P1"><text:tab/><text:tab/>if liste[a] &lt; liste[b]</text:p>
      <text:p text:style-name="P1"><text:tab/><text:tab/><text:tab/>min &lt;= liste[a]</text:p>
      <text:p text:style-name="P1"><text:tab/><text:tab/><text:tab/>max &lt;= liste[b]</text:p>
      <text:p text:style-name="P1"><text:tab/><text:tab/><text:tab/>return max,min</text:p>
      <text:p text:style-name="P1"><text:tab/><text:tab/>min &lt;= liste[b]</text:p>
      <text:p text:style-name="P1"><text:tab/><text:tab/>max &lt;= liste[a]</text:p>
      <text:p text:style-name="P1"><text:tab/><text:tab/>return {min,max}</text:p>
      <text:p text:style-name="P1"/>
      <text:p text:style-name="P1"><text:tab/>middle &lt;= (a+b)/2</text:p>
      <text:p text:style-name="P1"><text:tab/>result1[] &lt;= divideConquer( liste[], a, middle-1)</text:p>
      <text:p text:style-name="P1"><text:tab/>result2[] &lt;= divideConquer( liste[], middle, b)</text:p>
      <text:p text:style-name="P1"/>
      <text:p text:style-name="P1"><text:tab/>if result1[0] &lt;= result2[0] then</text:p>
      <text:p text:style-name="P1"><text:tab/><text:tab/>min &lt;= result1[0]</text:p>
      <text:p text:style-name="P1"><text:tab/>else</text:p>
      <text:p text:style-name="P1"><text:tab/><text:tab/>min &lt;= result2[0]</text:p>
      <text:p text:style-name="P1"/>
      <text:p text:style-name="P1"><text:tab/>if result1[1] &gt;= result2[1] then</text:p>
      <text:p text:style-name="P1"><text:tab/><text:tab/>max &lt;= result1[1]</text:p>
      <text:p text:style-name="P1"><text:tab/>else</text:p>
      <text:p text:style-name="P1"><text:tab/><text:tab/>max &lt;= result2[1]</text:p>
      <text:p text:style-name="P1"><text:tab/>return {min,max}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28T17:11:50</dc:date>
    <dc:creator>Oertelt </dc:creator>
    <meta:editing-duration>PT5H34M16S</meta:editing-duration>
    <meta:editing-cycles>81</meta:editing-cycles>
    <meta:generator>LibreOffice/3.5$Linux_X86_64 LibreOffice_project/350m1$Build-2</meta:generator>
    <meta:document-statistic meta:table-count="0" meta:image-count="0" meta:object-count="2" meta:page-count="3" meta:paragraph-count="84" meta:word-count="275" meta:character-count="1655" meta:non-whitespace-character-count="1338"/>
  </office:meta>
</office:document-meta>
</file>

<file path=Object 1/content.xml><?xml version="1.0" encoding="utf-8"?>
<math xmlns="http://www.w3.org/1998/Math/MathML">
  <semantics>
    <mrow>
      <mrow>
        <msup>
          <mi>x</mi>
          <mrow>
            <mo stretchy="false">(</mo>
            <mrow>
              <msup>
                <mn>2</mn>
                <mrow>
                  <mo stretchy="false">−</mo>
                  <mi>k</mi>
                </mrow>
              </msup>
            </mrow>
            <mo stretchy="false">)</mo>
          </mrow>
        </msup>
        <mo stretchy="false">=</mo>
        <msup>
          <mi>x</mi>
          <mrow>
            <mfrac>
              <mn>1</mn>
              <msup>
                <mn>2</mn>
                <mi>k</mi>
              </msup>
            </mfrac>
          </mrow>
        </msup>
      </mrow>
    </mrow>
    <annotation encoding="StarMath 5.0">x^(2^-k) = x^{1 over 2^k}</annotation>
  </semantics>
</math>
</file>

<file path=Object 2/content.xml><?xml version="1.0" encoding="utf-8"?>
<math xmlns="http://www.w3.org/1998/Math/MathML">
  <semantics>
    <mrow>
      <mrow>
        <msup>
          <mi>x</mi>
          <mrow>
            <mo stretchy="false">(</mo>
            <mrow>
              <mrow>
                <mn>1</mn>
                <mo stretchy="false">/</mo>
                <mn>16</mn>
              </mrow>
            </mrow>
            <mo stretchy="false">)</mo>
          </mrow>
        </msup>
        <mo stretchy="false">=</mo>
        <msup>
          <mrow>
            <mo stretchy="false">(</mo>
            <mrow>
              <msup>
                <mrow>
                  <mo stretchy="false">(</mo>
                  <mrow>
                    <msup>
                      <mrow>
                        <mo stretchy="false">(</mo>
                        <mrow>
                          <msup>
                            <mi>x</mi>
                            <mrow>
                              <mo stretchy="false">(</mo>
                              <mrow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  <mo stretchy="false">)</mo>
                      </mrow>
                    </msup>
                  </mrow>
                  <mo stretchy="false">)</mo>
                </mrow>
                <mrow>
                  <mo stretchy="false">(</mo>
                  <mrow>
                    <mrow>
                      <mn>1</mn>
                      <mo stretchy="false">/</mo>
                      <mn>2</mn>
                    </mrow>
                  </mrow>
                  <mo stretchy="false">)</mo>
                </mrow>
              </msup>
            </mrow>
            <mo stretchy="false">)</mo>
          </mrow>
          <mrow>
            <mo stretchy="false">(</mo>
            <mrow>
              <mrow>
                <mn>1</mn>
                <mo stretchy="false">/</mo>
                <mn>2</mn>
              </mrow>
            </mrow>
            <mo stretchy="false">)</mo>
          </mrow>
        </msup>
      </mrow>
    </mrow>
    <annotation encoding="StarMath 5.0">x^(1/16)= (((x^(1/2))^(1/2))^(1/2))^(1/2)</annotation>
  </semantics>
</math>
</file>